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0.559cm" fo:min-width="1.387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783cm" fo:min-width="3.677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.91cm" fo:min-width="1.786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559cm" fo:min-width="0.309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1.03cm" fo:min-width="3.818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658cm" fo:min-width="0.389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2.037cm" fo:min-width="2.841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1.655cm" fo:min-width="3.437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1.2cm" fo:min-width="2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1.91cm" fo:min-width="1.78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655cm" fo:min-width="3.437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2.037cm" fo:min-width="2.841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03cm" fo:min-width="3.818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0.658cm" fo:min-width="0.3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1.783cm" fo:min-width="3.6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</style:style>
    <style:style style:name="gr36" style:family="graphic" style:parent-style-name="standard">
      <style:graphic-properties draw:opacity="0%" draw:textarea-horizontal-align="justify" draw:textarea-vertical-align="middle" draw:auto-grow-height="false" fo:min-height="0.559cm" fo:min-width="0.309cm"/>
    </style:style>
    <style:style style:name="gr37" style:family="graphic" style:parent-style-name="standard" style:list-style-name="L1">
      <style:graphic-properties draw:opacity="0%" draw:textarea-horizontal-align="justify" draw:textarea-vertical-align="middle" draw:auto-grow-height="false" fo:min-height="1.783cm" fo:min-width="3.677cm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1.2cm" fo:min-width="2.11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</style:style>
    <style:style style:name="gr42" style:family="graphic" style:parent-style-name="standard">
      <style:graphic-properties draw:opacity="0%" draw:textarea-horizontal-align="justify" draw:textarea-vertical-align="middle" draw:auto-grow-height="false" fo:min-height="1.655cm" fo:min-width="4.58cm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1.655cm" fo:min-width="8.771cm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1.655cm" fo:min-width="5.215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1.655cm" fo:min-width="9.057cm"/>
    </style:style>
    <style:style style:name="gr46" style:family="graphic" style:parent-style-name="standard">
      <style:graphic-properties draw:opacity="0%" draw:textarea-horizontal-align="justify" draw:textarea-vertical-align="middle" draw:auto-grow-height="false" fo:min-height="2.798cm" fo:min-width="2.2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</style:style>
    <style:style style:name="gr48" style:family="graphic" style:parent-style-name="standard">
      <style:graphic-properties draw:opacity="0%" draw:textarea-horizontal-align="justify" draw:textarea-vertical-align="middle" draw:auto-grow-height="false" fo:min-height="1.655cm" fo:min-width="4.07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opacity="0%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1" style:family="paragraph">
      <loext:graphic-properties draw:opacity="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143cm" svg:x="2.905cm" svg:y="2.90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2.032cm" svg:x="2.651cm" svg:y="4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4.572cm" svg:height="4.318cm" svg:x="2.778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1.143cm" svg:height="1.143cm" svg:x="8.6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858cm" svg:height="2.032cm" svg:x="8.62cm" svg:y="4.4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889cm" svg:height="1.143cm" svg:x="10.398cm" svg:y="2.778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2" draw:layer="layout" svg:width="2.667cm" svg:height="1.143cm" svg:x="5.699cm" svg:y="2.90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08cm" svg:height="2.286cm" svg:x="9.636cm" svg:y="8.112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3.937cm" svg:height="1.905cm" svg:x="2.651cm" svg:y="13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48cm" svg:height="2.032cm" svg:x="7.731cm" svg:y="13.319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  <draw:page draw:name="page2" draw:style-name="dp1" draw:master-page-name="Default">
        <draw:frame draw:style-name="gr10" draw:text-style-name="P4" draw:layer="layout" svg:width="5.54cm" svg:height="0.962cm" svg:x="2.016cm" svg:y="1.508cm">
          <draw:text-box>
            <text:p text:style-name="P3"><text:span text:style-name="T2">Move robot to ball</text:span></text:p>
          </draw:text-box>
        </draw:frame>
        <draw:custom-shape draw:style-name="gr1" draw:text-style-name="P2" draw:layer="layout" svg:width="2.667cm" svg:height="1.143cm" svg:x="9.764cm" svg:y="1.50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572cm" svg:height="4.318cm" svg:x="9.002cm" svg:y="6.714cm">
          <text:p text:style-name="P1"><text:span text:style-name="T1">Connection </text:span></text:p>
          <text:p text:style-name="P1"><text:span text:style-name="T1">successfu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draw:layer="layout" svg:x1="11.161cm" svg:y1="2.65cm" svg:x2="11.161cm" svg:y2="3.539cm">
          <text:p/>
        </draw:line>
        <draw:line draw:style-name="gr12" draw:text-style-name="P5" draw:layer="layout" svg:x1="11.288cm" svg:y1="5.571cm" svg:x2="11.288cm" svg:y2="6.714cm">
          <text:p/>
        </draw:line>
        <draw:line draw:style-name="gr12" draw:text-style-name="P5" draw:layer="layout" svg:x1="11.288cm" svg:y1="11.032cm" svg:x2="11.288cm" svg:y2="12.429cm">
          <text:p/>
        </draw:line>
        <draw:custom-shape draw:style-name="gr11" draw:text-style-name="P2" xml:id="id1" draw:id="id1" draw:layer="layout" svg:width="4.572cm" svg:height="4.318cm" svg:x="2.271cm" svg:y="6.587cm">
          <text:p text:style-name="P1"><text:span text:style-name="T1">Attempts &g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4.557cm" svg:y1="6.587cm" svg:x2="4.557cm" svg:y2="4.555cm" draw:start-shape="id1" draw:start-glue-point="4" draw:end-shape="id2" draw:end-glue-point="3" svg:d="M4557 6587v-2032" svg:viewBox="0 0 1 2033">
          <text:p/>
        </draw:connector>
        <draw:line draw:style-name="gr12" draw:text-style-name="P5" xml:id="id2" draw:id="id2" draw:layer="layout" svg:x1="4.557cm" svg:y1="4.555cm" svg:x2="9.129cm" svg:y2="4.555cm">
          <text:p/>
        </draw:line>
        <draw:line draw:style-name="gr12" draw:text-style-name="P5" draw:layer="layout" svg:x1="9.002cm" svg:y1="8.873cm" svg:x2="6.843cm" svg:y2="8.873cm">
          <text:p/>
        </draw:line>
        <draw:frame draw:style-name="gr14" draw:text-style-name="P6" draw:layer="layout" svg:width="1.535cm" svg:height="0.962cm" svg:x="11.15cm" svg:y="11.032cm">
          <draw:text-box>
            <text:p><text:span text:style-name="T2">Yes</text:span></text:p>
          </draw:text-box>
        </draw:frame>
        <draw:frame draw:style-name="gr15" draw:text-style-name="P6" draw:layer="layout" svg:width="1.311cm" svg:height="0.962cm" svg:x="7.605cm" svg:y="7.73cm">
          <draw:text-box>
            <text:p><text:span text:style-name="T2">No</text:span></text:p>
          </draw:text-box>
        </draw:frame>
        <draw:frame draw:style-name="gr15" draw:text-style-name="P6" draw:layer="layout" svg:width="1.311cm" svg:height="0.962cm" svg:x="5.689cm" svg:y="3.539cm">
          <draw:text-box>
            <text:p><text:span text:style-name="T2">No</text:span></text:p>
          </draw:text-box>
        </draw:frame>
        <draw:line draw:style-name="gr12" draw:text-style-name="P5" draw:layer="layout" svg:x1="4.557cm" svg:y1="10.905cm" svg:x2="4.556cm" svg:y2="11.541cm">
          <text:p/>
        </draw:line>
        <draw:frame draw:style-name="gr14" draw:text-style-name="P6" draw:layer="layout" svg:width="1.535cm" svg:height="0.962cm" svg:x="5.065cm" svg:y="10.651cm">
          <draw:text-box>
            <text:p><text:span text:style-name="T2">Yes</text:span></text:p>
          </draw:text-box>
        </draw:frame>
        <draw:custom-shape draw:style-name="gr16" draw:text-style-name="P2" draw:layer="layout" svg:width="3.937cm" svg:height="1.905cm" svg:x="9.139cm" svg:y="3.601cm">
          <text:p text:style-name="P1"><text:span text:style-name="T1">Connect to robo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4.318cm" svg:x="9.128cm" svg:y="15.349cm">
          <text:p text:style-name="P1"><text:span text:style-name="T1">Camera star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5.08cm" svg:height="2.286cm" svg:x="2.016cm" svg:y="16.367cm">
          <text:p text:style-name="P1"><text:span text:style-name="T1">Display:</text:span></text:p>
          <text:p text:style-name="P1"><text:span text:style-name="T1">Camera erro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2" draw:layer="layout" svg:width="3.937cm" svg:height="1.905cm" svg:x="9.382cm" svg:y="12.43cm">
          <text:p text:style-name="P1"><text:span text:style-name="T1">Start camera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128cm" svg:y1="17.51cm" svg:x2="7.096cm" svg:y2="17.51cm">
          <text:p/>
        </draw:line>
        <draw:frame draw:style-name="gr15" draw:text-style-name="P6" draw:layer="layout" svg:width="1.311cm" svg:height="0.962cm" svg:x="8.112cm" svg:y="16.367cm">
          <draw:text-box>
            <text:p><text:span text:style-name="T2">No</text:span></text:p>
          </draw:text-box>
        </draw:frame>
        <draw:line draw:style-name="gr12" draw:text-style-name="P5" draw:layer="layout" svg:x1="11.414cm" svg:y1="14.335cm" svg:x2="11.414cm" svg:y2="15.351cm">
          <text:p/>
        </draw:line>
        <draw:line draw:style-name="gr12" draw:text-style-name="P5" draw:layer="layout" svg:x1="4.556cm" svg:y1="16.367cm" svg:x2="4.556cm" svg:y2="15.605cm">
          <text:p/>
        </draw:line>
        <draw:line draw:style-name="gr12" draw:text-style-name="P7" draw:layer="layout" svg:x1="11.414cm" svg:y1="19.669cm" svg:x2="11.414cm" svg:y2="20.558cm">
          <text:p/>
        </draw:line>
        <draw:frame draw:style-name="gr14" draw:text-style-name="P4" draw:layer="layout" svg:width="1.535cm" svg:height="0.962cm" svg:x="11.287cm" svg:y="19.542cm">
          <draw:text-box>
            <text:p text:style-name="P3"><text:span text:style-name="T2">Yes</text:span></text:p>
          </draw:text-box>
        </draw:frame>
        <draw:custom-shape draw:style-name="gr17" draw:text-style-name="P2" draw:layer="layout" svg:width="5.08cm" svg:height="2.286cm" svg:x="2.016cm" svg:y="11.541cm">
          <text:p text:style-name="P1"><text:span text:style-name="T1">Display:</text:span></text:p>
          <text:p text:style-name="P1"><text:span text:style-name="T1">Connection failur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2" draw:text-style-name="P7" draw:layer="layout" svg:x1="4.556cm" svg:y1="13.869cm" svg:x2="4.556cm" svg:y2="14.504cm">
          <text:p/>
        </draw:line>
        <draw:custom-shape draw:style-name="gr6" draw:text-style-name="P2" draw:layer="layout" svg:width="0.889cm" svg:height="1.143cm" svg:x="4.048cm" svg:y="14.462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8" draw:text-style-name="P2" draw:layer="layout" svg:width="6.858cm" svg:height="2.032cm" svg:x="7.731cm" svg:y="20.558cm">
          <text:p text:style-name="P1"><text:span text:style-name="T1">Input:</text:span></text:p>
          <text:p text:style-name="P1"><text:span text:style-name="T1">VideoOut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0.889cm" svg:height="1.143cm" svg:x="10.779cm" svg:y="24.368cm">
          <text:p text:style-name="P1"><text:span text:style-name="T1">1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2" draw:text-style-name="P7" draw:layer="layout" svg:x1="11.287cm" svg:y1="22.59cm" svg:x2="11.287cm" svg:y2="24.368cm">
          <text:p/>
        </draw:line>
      </draw:page>
      <draw:page draw:name="page3" draw:style-name="dp1" draw:master-page-name="Default">
        <draw:custom-shape draw:style-name="gr19" draw:text-style-name="P2" draw:layer="layout" svg:width="0.889cm" svg:height="1.143cm" svg:x="10.709cm" svg:y="1.381cm">
          <text:p text:style-name="P1"><text:span text:style-name="T1">1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4" draw:layer="layout" svg:width="5.54cm" svg:height="1.673cm" svg:x="2.016cm" svg:y="1.509cm">
          <draw:text-box>
            <text:p text:style-name="P3"><text:span text:style-name="T2">Move robot to ball</text:span></text:p>
            <text:p text:style-name="P3"><text:span text:style-name="T2">continued</text:span></text:p>
          </draw:text-box>
        </draw:frame>
        <draw:line draw:style-name="gr12" draw:text-style-name="P7" draw:layer="layout" svg:x1="11.16cm" svg:y1="2.524cm" svg:x2="11.16cm" svg:y2="4.048cm">
          <text:p/>
        </draw:line>
        <draw:custom-shape draw:style-name="gr21" draw:text-style-name="P2" draw:layer="layout" svg:width="5.461cm" svg:height="2.032cm" svg:x="8.62cm" svg:y="4.048cm">
          <text:p text:style-name="P1"><text:span text:style-name="T1">Detect objec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2" draw:layer="layout" svg:width="3.937cm" svg:height="1.905cm" svg:x="13.7cm" svg:y="18.907cm">
          <text:p text:style-name="P1"><text:span text:style-name="T1">Capture fr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9.255cm" svg:y="6.969cm">
          <text:p text:style-name="P1"><text:span text:style-name="T1">Copy <text:s/>frame</text:span></text:p>
          <text:p text:style-name="P1"><text:span text:style-name="T1">to gray scal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9.255cm" svg:y="9.89cm">
          <text:p text:style-name="P1"><text:span text:style-name="T1">Compare</text:span></text:p>
          <text:p text:style-name="P1"><text:span text:style-name="T1">gray scale Image </text:span></text:p>
          <text:p text:style-name="P1"><text:span text:style-name="T1">to cascade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4.318cm" svg:x="8.874cm" svg:y="12.811cm">
          <text:p text:style-name="P1"><text:span text:style-name="T1">Object detec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1.16cm" svg:y1="6.08cm" svg:x2="11.16cm" svg:y2="6.969cm">
          <text:p/>
        </draw:line>
        <draw:line draw:style-name="gr12" draw:text-style-name="P7" draw:layer="layout" svg:x1="11.16cm" svg:y1="8.874cm" svg:x2="11.16cm" svg:y2="9.89cm">
          <text:p/>
        </draw:line>
        <draw:line draw:style-name="gr12" draw:text-style-name="P7" draw:layer="layout" svg:x1="11.16cm" svg:y1="11.795cm" svg:x2="11.16cm" svg:y2="12.811cm">
          <text:p/>
        </draw:line>
        <draw:custom-shape draw:style-name="gr21" draw:text-style-name="P2" draw:layer="layout" svg:width="5.461cm" svg:height="2.032cm" svg:x="1.762cm" svg:y="9.763cm">
          <text:p text:style-name="P1"><text:span text:style-name="T1">Generat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2" draw:layer="layout" svg:width="3.937cm" svg:height="1.905cm" svg:x="4.937cm" svg:y="17.637cm">
          <text:p text:style-name="P1"><text:span text:style-name="T1">Compare</text:span></text:p>
          <text:p text:style-name="P1"><text:span text:style-name="T1">gray scale Image </text:span></text:p>
          <text:p text:style-name="P1"><text:span text:style-name="T1">to cascade fil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6" draw:text-style-name="P2" draw:layer="layout" svg:width="3.937cm" svg:height="1.905cm" svg:x="9.128cm" svg:y="4.063cm">
          <text:p text:style-name="P1"><text:span text:style-name="T1">Capture fr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9.255cm" svg:y="6.969cm">
          <text:p text:style-name="P1"><text:span text:style-name="T1">Copy <text:s/>frame</text:span></text:p>
          <text:p text:style-name="P1"><text:span text:style-name="T1">to gray scal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9.255cm" svg:y="9.89cm">
          <text:p text:style-name="P1"><text:span text:style-name="T1">Compare</text:span></text:p>
          <text:p text:style-name="P1"><text:span text:style-name="T1">gray scale Image </text:span></text:p>
          <text:p text:style-name="P1"><text:span text:style-name="T1">to cascade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4.318cm" svg:x="8.874cm" svg:y="12.811cm">
          <text:p text:style-name="P1"><text:span text:style-name="T1">Object detec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1.16cm" svg:y1="5.953cm" svg:x2="11.16cm" svg:y2="6.969cm">
          <text:p/>
        </draw:line>
        <draw:line draw:style-name="gr12" draw:text-style-name="P7" draw:layer="layout" svg:x1="11.16cm" svg:y1="8.874cm" svg:x2="11.16cm" svg:y2="9.89cm">
          <text:p/>
        </draw:line>
        <draw:line draw:style-name="gr12" draw:text-style-name="P7" draw:layer="layout" svg:x1="11.16cm" svg:y1="11.795cm" svg:x2="11.16cm" svg:y2="12.811cm">
          <text:p/>
        </draw:line>
        <draw:custom-shape draw:style-name="gr21" draw:text-style-name="P2" draw:layer="layout" svg:width="5.461cm" svg:height="2.032cm" svg:x="1.762cm" svg:y="9.763cm">
          <text:p text:style-name="P1"><text:span text:style-name="T1">Generat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2" draw:layer="layout" svg:width="3.937cm" svg:height="1.905cm" svg:x="4.937cm" svg:y="17.637cm">
          <text:p text:style-name="P1"><text:span text:style-name="T1">Compare</text:span></text:p>
          <text:p text:style-name="P1"><text:span text:style-name="T1">gray scale Image </text:span></text:p>
          <text:p text:style-name="P1"><text:span text:style-name="T1">to cascade fil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.667cm" svg:height="1.143cm" svg:x="2.498cm" svg:y="3.03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2.032cm" svg:x="3.159cm" svg:y="8.1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4.572cm" svg:height="4.318cm" svg:x="4.04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1.143cm" svg:height="1.143cm" svg:x="7.477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858cm" svg:height="2.032cm" svg:x="1.889cm" svg:y="10.9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889cm" svg:height="1.143cm" svg:x="7.731cm" svg:y="21.574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2" draw:layer="layout" svg:width="2.667cm" svg:height="1.143cm" svg:x="5.953cm" svg:y="3.032cm">
          <text:p text:style-name="P1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08cm" svg:height="2.286cm" svg:x="3.54cm" svg:y="18.90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2" draw:layer="layout" svg:width="3.937cm" svg:height="1.905cm" svg:x="4.683cm" svg:y="5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48cm" svg:height="2.032cm" svg:x="5.572cm" svg:y="24.908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frame draw:style-name="gr22" draw:text-style-name="P8" draw:layer="layout" svg:width="1.594cm" svg:height="0.962cm" svg:x="2.2cm" svg:y="1.508cm">
          <draw:text-box>
            <text:p>Key</text:p>
          </draw:text-box>
        </draw:frame>
        <draw:frame draw:style-name="gr23" draw:text-style-name="P8" draw:layer="layout" svg:width="8.964cm" svg:height="0.962cm" svg:x="9.665cm" svg:y="2.905cm">
          <draw:text-box>
            <text:p>Start and end of the flow chart</text:p>
          </draw:text-box>
        </draw:frame>
        <draw:frame draw:style-name="gr24" draw:text-style-name="P8" draw:layer="layout" svg:width="2.792cm" svg:height="0.962cm" svg:x="9.636cm" svg:y="5.699cm">
          <draw:text-box>
            <text:p>Process</text:p>
          </draw:text-box>
        </draw:frame>
        <draw:frame draw:style-name="gr25" draw:text-style-name="P8" draw:layer="layout" svg:width="8.99cm" svg:height="1.673cm" svg:x="9.731cm" svg:y="8.261cm">
          <draw:text-box>
            <text:p>Alternate process </text:p>
            <text:p>(defined in external flow chart)</text:p>
          </draw:text-box>
        </draw:frame>
        <draw:frame draw:style-name="gr26" draw:text-style-name="P8" draw:layer="layout" svg:width="3.389cm" svg:height="0.962cm" svg:x="9.676cm" svg:y="11.16cm">
          <draw:text-box>
            <text:p>User input</text:p>
          </draw:text-box>
        </draw:frame>
        <draw:frame draw:style-name="gr27" draw:text-style-name="P8" draw:layer="layout" svg:width="2.928cm" svg:height="0.962cm" svg:x="9.727cm" svg:y="15.415cm">
          <draw:text-box>
            <text:p>Decision</text:p>
          </draw:text-box>
        </draw:frame>
        <draw:frame draw:style-name="gr28" draw:text-style-name="P8" draw:layer="layout" svg:width="2.576cm" svg:height="0.962cm" svg:x="9.727cm" svg:y="18.961cm">
          <draw:text-box>
            <text:p>Display</text:p>
          </draw:text-box>
        </draw:frame>
        <draw:frame draw:style-name="gr29" draw:text-style-name="P8" draw:layer="layout" svg:width="5.883cm" svg:height="0.962cm" svg:x="9.763cm" svg:y="21.701cm">
          <draw:text-box>
            <text:p>Off page connector</text:p>
          </draw:text-box>
        </draw:frame>
        <draw:frame draw:style-name="gr30" draw:text-style-name="P8" draw:layer="layout" svg:width="5.891cm" svg:height="0.962cm" svg:x="9.714cm" svg:y="23.479cm">
          <draw:text-box>
            <text:p>On page connector</text:p>
          </draw:text-box>
        </draw:frame>
        <draw:frame draw:style-name="gr31" draw:text-style-name="P8" draw:layer="layout" svg:width="2.119cm" svg:height="0.962cm" svg:x="9.676cm" svg:y="25.692cm">
          <draw:text-box>
            <text:p>Delay</text:p>
          </draw:text-box>
        </draw:frame>
      </draw:page>
      <draw:page draw:name="page6" draw:style-name="dp1" draw:master-page-name="Default">
        <draw:frame draw:style-name="gr32" draw:text-style-name="P6" draw:layer="layout" svg:width="6.348cm" svg:height="0.962cm" svg:x="2.011cm" svg:y="1.561cm">
          <draw:text-box>
            <text:p><text:span text:style-name="T2">Robot motion control</text:span></text:p>
          </draw:text-box>
        </draw:frame>
        <draw:custom-shape draw:style-name="gr1" draw:text-style-name="P2" draw:layer="layout" svg:width="2.667cm" svg:height="1.143cm" svg:x="9.763cm" svg:y="1.50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572cm" svg:height="4.318cm" svg:x="9.001cm" svg:y="6.715cm">
          <text:p text:style-name="P1"><text:span text:style-name="T1">Connection </text:span></text:p>
          <text:p text:style-name="P1"><text:span text:style-name="T1">successfu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draw:layer="layout" svg:x1="11.16cm" svg:y1="2.651cm" svg:x2="11.16cm" svg:y2="3.54cm">
          <text:p/>
        </draw:line>
        <draw:line draw:style-name="gr12" draw:text-style-name="P5" draw:layer="layout" svg:x1="11.287cm" svg:y1="5.572cm" svg:x2="11.287cm" svg:y2="6.715cm">
          <text:p/>
        </draw:line>
        <draw:custom-shape draw:style-name="gr18" draw:text-style-name="P2" draw:layer="layout" svg:width="6.858cm" svg:height="2.032cm" svg:x="7.604cm" svg:y="12.43cm">
          <text:p text:style-name="P1"><text:span text:style-name="T1">Receive:</text:span></text:p>
          <text:p text:style-name="P1"><text:span text:style-name="T1">MotionNu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4.572cm" svg:height="4.318cm" svg:x="8.62cm" svg:y="15.732cm">
          <text:p text:style-name="P1"><text:span text:style-name="T1">MotionNu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8" draw:layer="layout" svg:width="2.331cm" svg:height="0.962cm" svg:x="6.162cm" svg:y="16.875cm">
          <draw:text-box>
            <text:p>Invalid</text:p>
          </draw:text-box>
        </draw:frame>
        <draw:connector draw:style-name="gr13" draw:text-style-name="P5" draw:layer="layout" draw:type="line" svg:x1="3.54cm" svg:y1="15.732cm" svg:x2="3.504cm" svg:y2="13.664cm" draw:start-shape="id3" draw:start-glue-point="4" svg:d="M3540 15732l-36-2068" svg:viewBox="0 0 37 2069">
          <text:p/>
        </draw:connector>
        <draw:line draw:style-name="gr12" draw:text-style-name="P5" draw:layer="layout" svg:x1="3.54cm" svg:y1="13.7cm" svg:x2="8.112cm" svg:y2="13.7cm">
          <text:p/>
        </draw:line>
        <draw:frame draw:style-name="gr15" draw:text-style-name="P8" draw:layer="layout" svg:width="1.311cm" svg:height="0.962cm" svg:x="18.145cm" svg:y="16.929cm">
          <draw:text-box>
            <text:p>No</text:p>
          </draw:text-box>
        </draw:frame>
        <draw:line draw:style-name="gr12" draw:text-style-name="P5" draw:layer="layout" svg:x1="8.62cm" svg:y1="17.891cm" svg:x2="5.826cm" svg:y2="17.891cm">
          <text:p/>
        </draw:line>
        <draw:line draw:style-name="gr12" draw:text-style-name="P5" draw:layer="layout" svg:x1="3.54cm" svg:y1="20.05cm" svg:x2="3.54cm" svg:y2="22.082cm">
          <text:p/>
        </draw:line>
        <draw:frame draw:style-name="gr14" draw:text-style-name="P8" draw:layer="layout" svg:width="1.535cm" svg:height="0.962cm" svg:x="18.134cm" svg:y="23.733cm">
          <draw:text-box>
            <text:p>Yes</text:p>
          </draw:text-box>
        </draw:frame>
        <draw:line draw:style-name="gr12" draw:text-style-name="P5" draw:layer="layout" svg:x1="13.192cm" svg:y1="17.891cm" svg:x2="16.367cm" svg:y2="17.891cm">
          <text:p/>
        </draw:line>
        <draw:frame draw:style-name="gr34" draw:text-style-name="P8" draw:layer="layout" svg:width="3.11cm" svg:height="0.962cm" svg:x="13.319cm" svg:y="16.875cm">
          <draw:text-box>
            <text:p>Exit code</text:p>
          </draw:text-box>
        </draw:frame>
        <draw:line draw:style-name="gr12" draw:text-style-name="P5" draw:layer="layout" svg:x1="10.906cm" svg:y1="20.05cm" svg:x2="10.906cm" svg:y2="21.447cm">
          <text:p/>
        </draw:line>
        <draw:frame draw:style-name="gr35" draw:text-style-name="P8" draw:layer="layout" svg:width="1.861cm" svg:height="0.962cm" svg:x="11.331cm" svg:y="19.977cm">
          <draw:text-box>
            <text:p>Valid</text:p>
          </draw:text-box>
        </draw:frame>
        <draw:line draw:style-name="gr12" draw:text-style-name="P5" draw:layer="layout" svg:x1="11.287cm" svg:y1="11.033cm" svg:x2="11.287cm" svg:y2="12.43cm">
          <text:p/>
        </draw:line>
        <draw:line draw:style-name="gr12" draw:text-style-name="P5" draw:layer="layout" svg:x1="11.033cm" svg:y1="14.462cm" svg:x2="11.033cm" svg:y2="15.859cm">
          <text:p/>
        </draw:line>
        <draw:custom-shape draw:style-name="gr17" draw:text-style-name="P2" xml:id="id5" draw:id="id5" draw:layer="layout" svg:width="5.08cm" svg:height="2.286cm" svg:x="1cm" svg:y="22.082cm">
          <text:p text:style-name="P1"><text:span text:style-name="T1">Display:</text:span></text:p>
          <text:p text:style-name="P1"><text:span text:style-name="T1">MotionNum erro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1" draw:text-style-name="P2" xml:id="id4" draw:id="id4" draw:layer="layout" svg:width="4.572cm" svg:height="4.318cm" svg:x="2.27cm" svg:y="6.588cm">
          <text:p text:style-name="P1"><text:span text:style-name="T1">Attempts &g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4.556cm" svg:y1="6.588cm" svg:x2="4.559cm" svg:y2="4.624cm" draw:start-shape="id4" draw:start-glue-point="4" svg:d="M4556 6588l3-1964" svg:viewBox="0 0 4 1965">
          <text:p/>
        </draw:connector>
        <draw:line draw:style-name="gr12" draw:text-style-name="P5" draw:layer="layout" svg:x1="4.556cm" svg:y1="4.556cm" svg:x2="9.128cm" svg:y2="4.556cm">
          <text:p/>
        </draw:line>
        <draw:line draw:style-name="gr12" draw:text-style-name="P5" draw:layer="layout" svg:x1="9.001cm" svg:y1="8.874cm" svg:x2="6.842cm" svg:y2="8.874cm">
          <text:p/>
        </draw:line>
        <draw:frame draw:style-name="gr14" draw:text-style-name="P8" draw:layer="layout" svg:width="1.535cm" svg:height="0.962cm" svg:x="11.149cm" svg:y="11.033cm">
          <draw:text-box>
            <text:p>Yes</text:p>
          </draw:text-box>
        </draw:frame>
        <draw:frame draw:style-name="gr15" draw:text-style-name="P8" draw:layer="layout" svg:width="1.311cm" svg:height="0.962cm" svg:x="7.604cm" svg:y="7.731cm">
          <draw:text-box>
            <text:p>No</text:p>
          </draw:text-box>
        </draw:frame>
        <draw:custom-shape draw:style-name="gr11" draw:text-style-name="P2" xml:id="id3" draw:id="id3" draw:layer="layout" svg:width="4.572cm" svg:height="4.318cm" svg:x="1.254cm" svg:y="15.732cm">
          <text:p text:style-name="P1"><text:span text:style-name="T1">Attempts &g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8" draw:layer="layout" svg:width="1.311cm" svg:height="0.962cm" svg:x="5.688cm" svg:y="3.54cm">
          <draw:text-box>
            <text:p>No</text:p>
          </draw:text-box>
        </draw:frame>
        <draw:custom-shape draw:style-name="gr36" draw:text-style-name="P2" draw:layer="layout" svg:width="1.143cm" svg:height="1.143cm" svg:x="3.921cm" svg:y="11.79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4.556cm" svg:y1="10.906cm" svg:x2="4.556cm" svg:y2="11.795cm">
          <text:p/>
        </draw:line>
        <draw:custom-shape draw:style-name="gr36" draw:text-style-name="P2" draw:layer="layout" svg:width="1.143cm" svg:height="1.143cm" svg:x="17.002cm" svg:y="2.52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08cm" svg:height="2.286cm" svg:x="14.716cm" svg:y="5.191cm">
          <text:p text:style-name="P1"><text:span text:style-name="T1">Display:</text:span></text:p>
          <text:p text:style-name="P1"><text:span text:style-name="T1">Connection failur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2" draw:text-style-name="P5" draw:layer="layout" svg:x1="17.637cm" svg:y1="3.667cm" svg:x2="17.637cm" svg:y2="5.191cm">
          <text:p/>
        </draw:line>
        <draw:line draw:style-name="gr12" draw:text-style-name="P5" draw:layer="layout" svg:x1="17.637cm" svg:y1="7.477cm" svg:x2="17.637cm" svg:y2="8.747cm">
          <text:p/>
        </draw:line>
        <draw:frame draw:style-name="gr14" draw:text-style-name="P8" draw:layer="layout" svg:width="1.535cm" svg:height="0.962cm" svg:x="5.064cm" svg:y="10.652cm">
          <draw:text-box>
            <text:p>Yes</text:p>
          </draw:text-box>
        </draw:frame>
        <draw:custom-shape draw:style-name="gr16" draw:text-style-name="P2" draw:layer="layout" svg:width="3.937cm" svg:height="1.905cm" svg:x="9.138cm" svg:y="3.602cm">
          <text:p text:style-name="P1"><text:span text:style-name="T1">Connect to robot</text:span></text:p>
          <draw:enhanced-geometry svg:viewBox="0 0 21600 21600" draw:type="rectangle" draw:enhanced-path="M 0 0 L 21600 0 21600 21600 0 21600 0 0 Z N"/>
        </draw:custom-shape>
        <draw:line draw:style-name="gr12" draw:text-style-name="P5" xml:id="id6" draw:id="id6" draw:layer="layout" svg:x1="3.54cm" svg:y1="25.13cm" svg:x2="8.747cm" svg:y2="25.13cm">
          <text:p/>
        </draw:line>
        <draw:custom-shape draw:style-name="gr37" draw:text-style-name="P10" draw:layer="layout" svg:width="5.461cm" svg:height="2.032cm" svg:x="8.186cm" svg:y="21.424cm">
          <text:p text:style-name="P9"><text:span text:style-name="T1">Move robo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12" draw:text-style-name="P5" draw:layer="layout" svg:x1="17.256cm" svg:y1="13.7cm" svg:x2="13.446cm" svg:y2="13.7cm">
          <text:p/>
        </draw:line>
        <draw:custom-shape draw:style-name="gr38" draw:text-style-name="P2" draw:layer="layout" svg:width="3.048cm" svg:height="2.032cm" svg:x="17.256cm" svg:y="13.065cm">
          <text:p text:style-name="P1"><text:span text:style-name="T1">Wait for</text:span></text:p>
          <text:p text:style-name="P1"><text:span text:style-name="T1">Motion to </text:span></text:p>
          <text:p text:style-name="P1"><text:span text:style-name="T1">finish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" draw:text-style-name="P5" draw:layer="layout" svg:x1="13.7cm" svg:y1="22.59cm" svg:x2="17.256cm" svg:y2="22.59cm">
          <text:p/>
        </draw:line>
        <draw:custom-shape draw:style-name="gr1" draw:text-style-name="P2" draw:layer="layout" svg:width="2.667cm" svg:height="1.143cm" svg:x="8.366cm" svg:y="25.003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2.558cm" svg:y1="25.511cm" svg:x2="11.034cm" svg:y2="25.511cm">
          <text:p/>
        </draw:line>
        <draw:custom-shape draw:style-name="gr16" draw:text-style-name="P2" draw:layer="layout" svg:width="3.937cm" svg:height="1.905cm" svg:x="12.558cm" svg:y="24.495cm">
          <text:p text:style-name="P1"><text:span text:style-name="T1">Disconnect </text:span></text:p>
          <text:p text:style-name="P1"><text:span text:style-name="T1">from robot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8.273cm" svg:y1="25.638cm" svg:x2="16.495cm" svg:y2="25.638cm">
          <text:p/>
        </draw:line>
        <draw:custom-shape draw:style-name="gr36" draw:text-style-name="P2" draw:layer="layout" svg:width="1.143cm" svg:height="1.143cm" svg:x="16.367cm" svg:y="17.25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143cm" svg:height="1.143cm" svg:x="18.272cm" svg:y="25.1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143cm" svg:height="1.143cm" svg:x="17.002cm" svg:y="8.7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143cm" svg:height="1.143cm" svg:x="5.445cm" svg:y="25.25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3.54cm" svg:y1="24.368cm" svg:x2="3.54cm" svg:y2="25.13cm" draw:start-shape="id5" draw:start-glue-point="6" draw:end-shape="id6" draw:end-glue-point="3" svg:d="M3540 24368v762" svg:viewBox="0 0 1 763">
          <text:p/>
        </draw:connector>
        <draw:line draw:style-name="gr12" draw:text-style-name="P5" draw:layer="layout" svg:x1="6.588cm" svg:y1="25.765cm" svg:x2="8.493cm" svg:y2="25.765cm">
          <text:p/>
        </draw:line>
        <draw:custom-shape draw:style-name="gr11" draw:text-style-name="P2" xml:id="id7" draw:id="id7" draw:layer="layout" svg:width="4.572cm" svg:height="4.318cm" svg:x="15.986cm" svg:y="19.161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8.272cm" svg:y1="19.161cm" svg:x2="18.272cm" svg:y2="15.097cm">
          <text:p/>
        </draw:line>
        <draw:connector draw:style-name="gr13" draw:text-style-name="P7" draw:layer="layout" draw:type="line" svg:x1="18.272cm" svg:y1="23.479cm" svg:x2="18.272cm" svg:y2="25.003cm" draw:start-shape="id7" draw:start-glue-point="6" draw:end-shape="id8" draw:end-glue-point="1" svg:d="M18272 23479v1524" svg:viewBox="0 0 1 1525">
          <text:p/>
        </draw:connector>
        <draw:line draw:style-name="gr12" draw:text-style-name="P7" xml:id="id8" draw:id="id8" draw:layer="layout" svg:x1="18.272cm" svg:y1="25.003cm" svg:x2="16.494cm" svg:y2="25.003cm">
          <text:p/>
        </draw:line>
        <draw:frame draw:style-name="gr14" draw:text-style-name="P8" draw:layer="layout" svg:width="1.535cm" svg:height="0.962cm" svg:x="3.358cm" svg:y="20.327cm">
          <draw:text-box>
            <text:p>Yes</text:p>
          </draw:text-box>
        </draw:frame>
        <draw:frame draw:style-name="gr15" draw:text-style-name="P8" draw:layer="layout" svg:width="1.311cm" svg:height="0.962cm" svg:x="3.372cm" svg:y="13.827cm">
          <draw:text-box>
            <text:p>No</text:p>
          </draw:text-box>
        </draw:frame>
      </draw:page>
      <draw:page draw:name="page7" draw:style-name="dp1" draw:master-page-name="Default">
        <draw:custom-shape draw:style-name="gr21" draw:text-style-name="P2" draw:layer="layout" svg:width="5.461cm" svg:height="2.032cm" svg:x="8.239cm" svg:y="16.033cm">
          <text:p text:style-name="P1"><text:span text:style-name="T1">Generate</text:span></text:p>
          <text:p text:style-name="P1"><text:span text:style-name="T1">MotionComman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1" draw:layer="layout" svg:width="3.937cm" svg:height="1.905cm" svg:x="9.079cm" svg:y="3.599cm">
          <text:p text:style-name="P1"><text:span text:style-name="T3">Send:</text:span></text:p>
          <text:p text:style-name="P1"><text:span text:style-name="T3">StopMo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1" draw:layer="layout" svg:width="3.937cm" svg:height="1.905cm" svg:x="1.254cm" svg:y="16.24cm">
          <text:p text:style-name="P1"><text:span text:style-name="T3">Return:</text:span></text:p>
          <text:p text:style-name="P1"><text:span text:style-name="T3">error c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1" draw:layer="layout" svg:width="3.937cm" svg:height="1.905cm" svg:x="9.001cm" svg:y="9.89cm">
          <text:p text:style-name="P1"><text:span text:style-name="T3">Send:</text:span></text:p>
          <text:p text:style-name="P1"><text:span text:style-name="T3">ResetCoun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2" draw:layer="layout" svg:width="5.461cm" svg:height="2.032cm" svg:x="8.112cm" svg:y="12.811cm">
          <text:p text:style-name="P9"><text:span text:style-name="T1">Check cached</text:span></text:p>
          <text:p text:style-name="P1"><text:span text:style-name="T1">respons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2" draw:layer="layout" svg:width="5.461cm" svg:height="2.032cm" svg:x="8.112cm" svg:y="22.59cm">
          <text:p text:style-name="P9"><text:span text:style-name="T1">Check cached</text:span></text:p>
          <text:p text:style-name="P1"><text:span text:style-name="T1">respons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2" draw:layer="layout" svg:width="5.461cm" svg:height="2.032cm" svg:x="8.366cm" svg:y="6.603cm">
          <text:p text:style-name="P1"><text:span text:style-name="T1">Check cached</text:span></text:p>
          <text:p text:style-name="P1"><text:span text:style-name="T1">respons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9" draw:text-style-name="P8" draw:layer="layout" svg:width="3.673cm" svg:height="0.962cm" svg:x="2.026cm" svg:y="1.562cm">
          <draw:text-box>
            <text:p>Move robot</text:p>
          </draw:text-box>
        </draw:frame>
        <draw:custom-shape draw:style-name="gr1" draw:text-style-name="P2" draw:layer="layout" svg:width="2.667cm" svg:height="1.143cm" svg:x="9.78cm" svg:y="1.58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4.572cm" svg:height="4.318cm" svg:x="2.651cm" svg:y="5.191cm">
          <text:p text:style-name="P1"><text:span text:style-name="T1">Correct respon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0" draw:id="id10" draw:layer="layout" svg:width="4.572cm" svg:height="4.318cm" svg:x="15.199cm" svg:y="11.539cm">
          <text:p text:style-name="P1"><text:span text:style-name="T1">Correct respon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draw:layer="layout" svg:x1="8.366cm" svg:y1="7.35cm" svg:x2="7.223cm" svg:y2="7.35cm">
          <text:p/>
        </draw:line>
        <draw:connector draw:style-name="gr13" draw:text-style-name="P5" draw:layer="layout" draw:type="line" svg:x1="4.937cm" svg:y1="9.509cm" svg:x2="4.906cm" svg:y2="11.057cm" draw:start-shape="id9" draw:start-glue-point="6" svg:d="M4937 9509l-31 1548" svg:viewBox="0 0 32 1549">
          <text:p/>
        </draw:connector>
        <draw:line draw:style-name="gr12" draw:text-style-name="P5" draw:layer="layout" svg:x1="4.937cm" svg:y1="11.033cm" svg:x2="9.001cm" svg:y2="11.033cm">
          <text:p/>
        </draw:line>
        <draw:line draw:style-name="gr12" draw:text-style-name="P5" draw:layer="layout" svg:x1="2.651cm" svg:y1="7.35cm" svg:x2="2.651cm" svg:y2="16.24cm">
          <text:p/>
        </draw:line>
        <draw:custom-shape draw:style-name="gr36" draw:text-style-name="P2" draw:layer="layout" svg:width="1.143cm" svg:height="1.143cm" svg:x="3.54cm" svg:y="12.4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7.51cm" svg:y1="11.541cm" svg:x2="17.51cm" svg:y2="10.017cm">
          <text:p/>
        </draw:line>
        <draw:line draw:style-name="gr12" draw:text-style-name="P5" draw:layer="layout" svg:x1="13.573cm" svg:y1="13.7cm" svg:x2="15.224cm" svg:y2="13.7cm">
          <text:p/>
        </draw:line>
        <draw:frame draw:style-name="gr15" draw:text-style-name="P8" draw:layer="layout" svg:width="1.311cm" svg:height="0.962cm" svg:x="1.254cm" svg:y="19.723cm">
          <draw:text-box>
            <text:p>No</text:p>
          </draw:text-box>
        </draw:frame>
        <draw:frame draw:style-name="gr40" draw:text-style-name="P8" draw:layer="layout" svg:width="1.311cm" svg:height="0.962cm" svg:x="17.383cm" svg:y="10.525cm">
          <draw:text-box>
            <text:p>No</text:p>
          </draw:text-box>
        </draw:frame>
        <draw:line draw:style-name="gr12" draw:text-style-name="P5" draw:layer="layout" svg:x1="11.16cm" svg:y1="2.778cm" svg:x2="11.16cm" svg:y2="3.54cm">
          <text:p/>
        </draw:line>
        <draw:line draw:style-name="gr12" draw:text-style-name="P5" draw:layer="layout" svg:x1="11.16cm" svg:y1="5.445cm" svg:x2="11.16cm" svg:y2="6.588cm">
          <text:p/>
        </draw:line>
        <draw:line draw:style-name="gr12" draw:text-style-name="P5" draw:layer="layout" svg:x1="11.16cm" svg:y1="11.795cm" svg:x2="11.16cm" svg:y2="12.811cm">
          <text:p/>
        </draw:line>
        <draw:connector draw:style-name="gr13" draw:text-style-name="P5" draw:layer="layout" draw:type="line" svg:x1="17.485cm" svg:y1="15.857cm" svg:x2="17.481cm" svg:y2="17.481cm" draw:start-shape="id10" draw:start-glue-point="6" svg:d="M17485 15857l-4 1624" svg:viewBox="0 0 5 1625">
          <text:p/>
        </draw:connector>
        <draw:line draw:style-name="gr12" draw:text-style-name="P5" draw:layer="layout" svg:x1="17.51cm" svg:y1="17.51cm" svg:x2="13.7cm" svg:y2="17.51cm">
          <text:p/>
        </draw:line>
        <draw:line draw:style-name="gr12" draw:text-style-name="P5" draw:layer="layout" svg:x1="11.16cm" svg:y1="18.018cm" svg:x2="11.16cm" svg:y2="19.415cm">
          <text:p/>
        </draw:line>
        <draw:line draw:style-name="gr12" draw:text-style-name="P5" draw:layer="layout" svg:x1="11.16cm" svg:y1="21.32cm" svg:x2="11.16cm" svg:y2="22.59cm">
          <text:p/>
        </draw:line>
        <draw:custom-shape draw:style-name="gr36" draw:text-style-name="P2" draw:layer="layout" svg:width="1.143cm" svg:height="1.143cm" svg:x="17.002cm" svg:y="8.87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572cm" svg:height="4.318cm" svg:x="2.397cm" svg:y="21.701cm">
          <text:p text:style-name="P1"><text:span text:style-name="T1">Correct respon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draw:layer="layout" svg:x1="8.112cm" svg:y1="23.86cm" svg:x2="6.969cm" svg:y2="23.86cm">
          <text:p/>
        </draw:line>
        <draw:custom-shape draw:style-name="gr16" draw:text-style-name="P11" draw:layer="layout" svg:width="3.937cm" svg:height="1.905cm" svg:x="8.929cm" svg:y="19.415cm">
          <text:p text:style-name="P1"><text:span text:style-name="T3">Send: </text:span></text:p>
          <text:p text:style-name="P1"><text:span text:style-name="T3">MotionComma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2" draw:text-style-name="P5" draw:layer="layout" svg:x1="2.397cm" svg:y1="23.86cm" svg:x2="2.397cm" svg:y2="18.145cm">
          <text:p/>
        </draw:line>
        <draw:line draw:style-name="gr12" draw:text-style-name="P5" draw:layer="layout" svg:x1="4.048cm" svg:y1="13.573cm" svg:x2="4.048cm" svg:y2="16.24cm">
          <text:p/>
        </draw:line>
        <draw:custom-shape draw:style-name="gr36" draw:text-style-name="P2" draw:layer="layout" svg:width="1.143cm" svg:height="1.143cm" svg:x="6.461cm" svg:y="16.49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191cm" svg:y1="17.129cm" svg:x2="6.461cm" svg:y2="17.129cm">
          <text:p/>
        </draw:line>
        <draw:custom-shape draw:style-name="gr1" draw:text-style-name="P2" draw:layer="layout" svg:width="2.667cm" svg:height="1.143cm" svg:x="9.739cm" svg:y="25.42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4.683cm" svg:y1="26.019cm" svg:x2="9.763cm" svg:y2="26.019cm">
          <text:p/>
        </draw:line>
        <draw:custom-shape draw:style-name="gr36" draw:text-style-name="P2" draw:layer="layout" svg:width="1.143cm" svg:height="1.143cm" svg:x="13.399cm" svg:y="25.41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3.446cm" svg:y1="26.019cm" svg:x2="12.43cm" svg:y2="26.019cm">
          <text:p/>
        </draw:line>
        <draw:frame draw:style-name="gr14" draw:text-style-name="P8" draw:layer="layout" svg:width="1.535cm" svg:height="0.962cm" svg:x="14.716cm" svg:y="16.621cm">
          <draw:text-box>
            <text:p>Yes</text:p>
          </draw:text-box>
        </draw:frame>
        <draw:frame draw:style-name="gr14" draw:text-style-name="P8" draw:layer="layout" svg:width="1.535cm" svg:height="0.962cm" svg:x="6.461cm" svg:y="25.184cm">
          <draw:text-box>
            <text:p>Yes</text:p>
          </draw:text-box>
        </draw:frame>
        <draw:frame draw:style-name="gr14" draw:text-style-name="P8" draw:layer="layout" svg:width="1.535cm" svg:height="0.962cm" svg:x="5.657cm" svg:y="10.215cm">
          <draw:text-box>
            <text:p>Yes</text:p>
          </draw:text-box>
        </draw:frame>
        <draw:frame draw:style-name="gr15" draw:text-style-name="P8" draw:layer="layout" svg:width="1.311cm" svg:height="0.962cm" svg:x="1.467cm" svg:y="8.747cm">
          <draw:text-box>
            <text:p>No</text:p>
          </draw:text-box>
        </draw:frame>
      </draw:page>
      <draw:page draw:name="page8" draw:style-name="dp1" draw:master-page-name="Default">
        <draw:frame draw:style-name="gr41" draw:text-style-name="P4" draw:layer="layout" svg:width="8.143cm" svg:height="0.962cm" svg:x="2.129cm" svg:y="1.127cm">
          <draw:text-box>
            <text:p text:style-name="P3"><text:span text:style-name="T2">Generate MotionCommand</text:span></text:p>
          </draw:text-box>
        </draw:frame>
        <draw:custom-shape draw:style-name="gr1" draw:text-style-name="P2" draw:layer="layout" svg:width="2.667cm" svg:height="1.143cm" svg:x="3.921cm" svg:y="2.52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5.08cm" svg:height="1.905cm" svg:x="2.905cm" svg:y="4.556cm">
          <text:p text:style-name="P1"><text:span text:style-name="T1">Multiply MotionNum</text:span></text:p>
          <text:p text:style-name="P1"><text:span text:style-name="T1">By 8 and then add 1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3.596cm" svg:y="7.617cm">
          <text:p text:style-name="P1"><text:span text:style-name="T1">Convert the result</text:span></text:p>
          <text:p text:style-name="P1"><text:span text:style-name="T1">to hexadeci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5.08cm" svg:height="1.905cm" svg:x="2.905cm" svg:y="10.482cm">
          <text:p text:style-name="P1"><text:span text:style-name="T1">Make the </text:span></text:p>
          <text:p text:style-name="P1"><text:span text:style-name="T1">Hexadecimal</text:span></text:p>
          <text:p text:style-name="P1"><text:span text:style-name="T1">4 digits in length.</text:span></text:p>
          <text:p text:style-name="P1"><text:span text:style-name="T1">Prefix with 0 as neede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445cm" svg:y1="12.387cm" svg:x2="5.445cm" svg:y2="13.784cm">
          <text:p/>
        </draw:line>
        <draw:line draw:style-name="gr12" draw:text-style-name="P7" draw:layer="layout" svg:x1="5.318cm" svg:y1="3.667cm" svg:x2="5.318cm" svg:y2="4.556cm">
          <text:p/>
        </draw:line>
        <draw:line draw:style-name="gr12" draw:text-style-name="P7" draw:layer="layout" svg:x1="5.445cm" svg:y1="6.461cm" svg:x2="5.445cm" svg:y2="7.561cm">
          <text:p/>
        </draw:line>
        <draw:line draw:style-name="gr12" draw:text-style-name="P5" draw:layer="layout" svg:x1="5.445cm" svg:y1="9.509cm" svg:x2="5.445cm" svg:y2="10.482cm">
          <text:p/>
        </draw:line>
        <draw:custom-shape draw:style-name="gr36" draw:text-style-name="P2" draw:layer="layout" svg:width="1.143cm" svg:height="1.143cm" svg:x="4.81cm" svg:y="25.73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445cm" svg:y1="19.067cm" svg:x2="5.445cm" svg:y2="19.956cm">
          <text:p/>
        </draw:line>
        <draw:custom-shape draw:style-name="gr36" draw:text-style-name="P2" draw:layer="layout" svg:width="1.143cm" svg:height="1.143cm" svg:x="17.002cm" svg:y="1.76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5.445cm" svg:y1="21.904cm" svg:x2="5.445cm" svg:y2="22.793cm">
          <text:p/>
        </draw:line>
        <draw:custom-shape draw:style-name="gr16" draw:text-style-name="P2" draw:layer="layout" svg:width="3.937cm" svg:height="1.905cm" svg:x="3.508cm" svg:y="17.129cm">
          <text:p text:style-name="P1"><text:span text:style-name="T1">Convert all bytes </text:span></text:p>
          <text:p text:style-name="P1"><text:span text:style-name="T1">to integer form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9.271cm" svg:height="1.905cm" svg:x="1cm" svg:y="19.999cm">
          <text:p text:style-name="P1"><text:span text:style-name="T1">CheckSum = Byte[0] + Byte[1] + ... + Byte[n]</text:span></text:p>
          <text:p text:style-name="P1"><text:span text:style-name="T1">Where n is the last number in the seri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1.905cm" svg:x="2.651cm" svg:y="22.844cm">
          <text:p text:style-name="P1"><text:span text:style-name="T1">Convert CheckSum, Byte[3] </text:span></text:p>
          <text:p text:style-name="P1"><text:span text:style-name="T1">and Byte[4] to hexadec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9.557cm" svg:height="1.905cm" svg:x="10.747cm" svg:y="12.33cm">
          <text:p text:style-name="P1"><text:span text:style-name="T1">MotionCommand =</text:span></text:p>
          <text:p text:style-name="P1"><text:span text:style-name="T1"><text:s/>“</text:span><text:span text:style-name="T1">070c80” + Byte[3] + Byte[4] + “00” + CheckSum 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15.576cm" svg:y="15.224cm">
          <text:p text:style-name="P1"><text:span text:style-name="T1">Return:</text:span></text:p>
          <text:p text:style-name="P1"><text:span text:style-name="T1">Motion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7.481cm" svg:y1="14.208cm" svg:x2="17.481cm" svg:y2="15.224cm">
          <text:p/>
        </draw:line>
        <draw:custom-shape draw:style-name="gr1" draw:text-style-name="P2" draw:layer="layout" svg:width="2.667cm" svg:height="1.143cm" svg:x="16.211cm" svg:y="18.018cm">
          <text:p text:style-name="P1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4.56cm" svg:y1="7.843cm" svg:x2="12.909cm" svg:y2="7.858cm">
          <text:p/>
        </draw:line>
        <draw:custom-shape draw:style-name="gr46" draw:text-style-name="P2" draw:layer="layout" svg:width="5.588cm" svg:height="6.096cm" svg:x="14.687cm" svg:y="4.837cm">
          <text:p text:style-name="P1"><text:span text:style-name="T1">Character </text:span></text:p>
          <text:p text:style-name="P1"><text:span text:style-name="T1">length of CheckSum &gt;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8" draw:layer="layout" svg:width="1.404cm" svg:height="0.962cm" svg:x="17.347cm" svg:y="10.987cm">
          <draw:text-box>
            <text:p>No</text:p>
          </draw:text-box>
        </draw:frame>
        <draw:custom-shape draw:style-name="gr16" draw:text-style-name="P2" draw:layer="layout" svg:width="3.937cm" svg:height="1.905cm" svg:x="8.972cm" svg:y="6.842cm">
          <text:p text:style-name="P1"><text:span text:style-name="T1">CheckSum =</text:span></text:p>
          <text:p text:style-name="P1"><text:span text:style-name="T1">Last two digits</text:span></text:p>
          <text:p text:style-name="P1"><text:span text:style-name="T1">of CheckSum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7.481cm" svg:y1="17.129cm" svg:x2="17.481cm" svg:y2="18.018cm">
          <text:p/>
        </draw:line>
        <draw:line draw:style-name="gr12" draw:text-style-name="P5" draw:layer="layout" svg:x1="17.481cm" svg:y1="11.033cm" svg:x2="17.481cm" svg:y2="12.303cm">
          <text:p/>
        </draw:line>
        <draw:frame draw:style-name="gr47" draw:text-style-name="P8" draw:layer="layout" svg:width="1.535cm" svg:height="0.962cm" svg:x="13.163cm" svg:y="7.05cm">
          <draw:text-box>
            <text:p>Yes</text:p>
          </draw:text-box>
        </draw:frame>
        <draw:line draw:style-name="gr12" draw:text-style-name="P5" draw:layer="layout" svg:x1="11.004cm" svg:y1="8.774cm" svg:x2="11.004cm" svg:y2="12.33cm">
          <text:p/>
        </draw:line>
        <draw:line draw:style-name="gr12" draw:text-style-name="P5" draw:layer="layout" svg:x1="17.51cm" svg:y1="2.905cm" svg:x2="17.51cm" svg:y2="4.81cm">
          <text:p/>
        </draw:line>
        <draw:line draw:style-name="gr12" draw:text-style-name="P5" draw:layer="layout" svg:x1="5.445cm" svg:y1="24.749cm" svg:x2="5.445cm" svg:y2="25.765cm">
          <text:p/>
        </draw:line>
        <draw:custom-shape draw:style-name="gr48" draw:text-style-name="P2" draw:layer="layout" svg:width="4.572cm" svg:height="1.905cm" svg:x="3.159cm" svg:y="13.827cm">
          <text:p text:style-name="P1"><text:span text:style-name="T1">Byte[3] = last 2 digits</text:span></text:p>
          <text:p text:style-name="P1"><text:span text:style-name="T1">of hexadecimal</text:span></text:p>
          <text:p text:style-name="P1"><text:span text:style-name="T1">Byte[4] = first 2 digits</text:span></text:p>
          <text:p text:style-name="P1"><text:span text:style-name="T1">of hexadeci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5.445cm" svg:y1="15.732cm" svg:x2="5.445cm" svg:y2="17.129cm">
          <text:p/>
        </draw:line>
      </draw:page>
      <draw:page draw:name="page9" draw:style-name="dp1" draw:master-page-name="Default">
        <draw:frame draw:style-name="gr49" draw:text-style-name="P8" draw:layer="layout" svg:width="7.297cm" svg:height="0.962cm" svg:x="1.958cm" svg:y="1.508cm">
          <draw:text-box>
            <text:p>Check cached response</text:p>
          </draw:text-box>
        </draw:frame>
        <draw:custom-shape draw:style-name="gr1" draw:text-style-name="P2" draw:layer="layout" svg:width="2.667cm" svg:height="1.143cm" svg:x="9.89cm" svg:y="1.7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572cm" svg:height="4.318cm" svg:x="8.874cm" svg:y="6.715cm">
          <text:p text:style-name="P1"><text:span text:style-name="T1">Response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667cm" svg:height="1.143cm" svg:x="9.89cm" svg:y="22.97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08cm" svg:height="2.286cm" svg:x="2.016cm" svg:y="13.827cm">
          <text:p text:style-name="P1"><text:span text:style-name="T1">Display:</text:span></text:p>
          <text:p text:style-name="P1"><text:span text:style-name="T1">unknown respons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2" draw:layer="layout" svg:width="3.937cm" svg:height="1.905cm" svg:x="9.382cm" svg:y="3.667cm">
          <text:p text:style-name="P1"><text:span text:style-name="T1">Get data from</text:span></text:p>
          <text:p text:style-name="P1"><text:span text:style-name="T1">cache buff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1.287cm" svg:y1="2.905cm" svg:x2="11.287cm" svg:y2="3.667cm">
          <text:p/>
        </draw:line>
        <draw:line draw:style-name="gr12" draw:text-style-name="P5" draw:layer="layout" svg:x1="11.16cm" svg:y1="5.572cm" svg:x2="11.16cm" svg:y2="6.715cm">
          <text:p/>
        </draw:line>
        <draw:line draw:style-name="gr12" draw:text-style-name="P5" xml:id="id13" draw:id="id13" draw:layer="layout" svg:x1="17.002cm" svg:y1="4.683cm" svg:x2="13.319cm" svg:y2="4.683cm">
          <text:p/>
        </draw:line>
        <draw:frame draw:style-name="gr14" draw:text-style-name="P8" draw:layer="layout" svg:width="1.535cm" svg:height="0.962cm" svg:x="13.319cm" svg:y="7.731cm">
          <draw:text-box>
            <text:p>No</text:p>
          </draw:text-box>
        </draw:frame>
        <draw:custom-shape draw:style-name="gr11" draw:text-style-name="P2" draw:layer="layout" svg:width="4.572cm" svg:height="4.318cm" svg:x="8.874cm" svg:y="12.811cm">
          <text:p text:style-name="P1"><text:span text:style-name="T1">Correct respon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draw:layer="layout" svg:x1="8.874cm" svg:y1="14.97cm" svg:x2="7.096cm" svg:y2="14.97cm">
          <text:p/>
        </draw:line>
        <draw:line draw:style-name="gr12" draw:text-style-name="P5" draw:layer="layout" svg:x1="11.16cm" svg:y1="11.033cm" svg:x2="11.16cm" svg:y2="12.811cm">
          <text:p/>
        </draw:line>
        <draw:frame draw:style-name="gr15" draw:text-style-name="P8" draw:layer="layout" svg:width="1.311cm" svg:height="0.962cm" svg:x="7.731cm" svg:y="14.081cm">
          <draw:text-box>
            <text:p>No</text:p>
          </draw:text-box>
        </draw:frame>
        <draw:frame draw:style-name="gr14" draw:text-style-name="P8" draw:layer="layout" svg:width="1.535cm" svg:height="0.962cm" svg:x="11.033cm" svg:y="11.214cm">
          <draw:text-box>
            <text:p>Yes</text:p>
          </draw:text-box>
        </draw:frame>
        <draw:custom-shape draw:style-name="gr16" draw:text-style-name="P2" xml:id="id11" draw:id="id11" draw:layer="layout" svg:width="3.937cm" svg:height="1.905cm" svg:x="2.397cm" svg:y="18.145cm">
          <text:p text:style-name="P1"><text:span text:style-name="T1">Return:</text:span></text:p>
          <text:p text:style-name="P1"><text:span text:style-name="T1">error code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4.556cm" svg:y1="16.113cm" svg:x2="4.556cm" svg:y2="18.018cm">
          <text:p/>
        </draw:line>
        <draw:connector draw:style-name="gr13" draw:text-style-name="P5" draw:layer="layout" draw:type="line" svg:x1="4.365cm" svg:y1="20.05cm" svg:x2="4.333cm" svg:y2="23.333cm" draw:start-shape="id11" draw:start-glue-point="2" svg:d="M4365 20050l-32 3283" svg:viewBox="0 0 33 3284">
          <text:p/>
        </draw:connector>
        <draw:line draw:style-name="gr12" draw:text-style-name="P5" draw:layer="layout" svg:x1="4.302cm" svg:y1="23.352cm" svg:x2="9.89cm" svg:y2="23.352cm">
          <text:p/>
        </draw:line>
        <draw:line draw:style-name="gr12" draw:text-style-name="P5" draw:layer="layout" svg:x1="11.16cm" svg:y1="17.129cm" svg:x2="11.16cm" svg:y2="22.971cm">
          <text:p/>
        </draw:line>
        <draw:frame draw:style-name="gr14" draw:text-style-name="P8" draw:layer="layout" svg:width="1.535cm" svg:height="0.962cm" svg:x="11.022cm" svg:y="19.342cm">
          <draw:text-box>
            <text:p>Yes</text:p>
          </draw:text-box>
        </draw:frame>
        <draw:custom-shape draw:style-name="gr11" draw:text-style-name="P2" xml:id="id12" draw:id="id12" draw:layer="layout" svg:width="4.572cm" svg:height="4.318cm" svg:x="14.716cm" svg:y="6.715cm">
          <text:p text:style-name="P1"><text:span text:style-name="T1">Attempts &g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" svg:x1="17.002cm" svg:y1="6.715cm" svg:x2="17.002cm" svg:y2="4.683cm" draw:start-shape="id12" draw:start-glue-point="4" draw:end-shape="id13" draw:end-glue-point="1" svg:d="M17002 6715v-2032" svg:viewBox="0 0 1 2033">
          <text:p/>
        </draw:connector>
        <draw:custom-shape draw:style-name="gr16" draw:text-style-name="P2" draw:layer="layout" svg:width="3.937cm" svg:height="1.905cm" svg:x="14.462cm" svg:y="22.463cm">
          <text:p text:style-name="P1"><text:span text:style-name="T1">Return:</text:span></text:p>
          <text:p text:style-name="P1"><text:span text:style-name="T1">error c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08cm" svg:height="2.286cm" svg:x="14.208cm" svg:y="18.907cm">
          <text:p text:style-name="P1"><text:span text:style-name="T1">Display:</text:span></text:p>
          <text:p text:style-name="P1"><text:span text:style-name="T1">Response time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2" draw:text-style-name="P5" draw:layer="layout" svg:x1="16.748cm" svg:y1="21.193cm" svg:x2="16.748cm" svg:y2="22.463cm">
          <text:p/>
        </draw:line>
        <draw:line draw:style-name="gr12" draw:text-style-name="P7" draw:layer="layout" svg:x1="17.002cm" svg:y1="11.033cm" svg:x2="17.002cm" svg:y2="18.907cm">
          <text:p/>
        </draw:line>
        <draw:line draw:style-name="gr12" draw:text-style-name="P7" draw:layer="layout" svg:x1="14.462cm" svg:y1="23.606cm" svg:x2="12.557cm" svg:y2="23.606cm">
          <text:p/>
        </draw:line>
        <draw:frame draw:style-name="gr15" draw:text-style-name="P8" draw:layer="layout" svg:width="1.311cm" svg:height="0.962cm" svg:x="15.732cm" svg:y="4.683cm">
          <draw:text-box>
            <text:p>No</text:p>
          </draw:text-box>
        </draw:frame>
        <draw:line draw:style-name="gr12" draw:text-style-name="P7" draw:layer="layout" svg:x1="13.446cm" svg:y1="8.874cm" svg:x2="14.843cm" svg:y2="8.874cm">
          <text:p/>
        </draw:line>
        <draw:frame draw:style-name="gr14" draw:text-style-name="P8" draw:layer="layout" svg:width="1.535cm" svg:height="0.962cm" svg:x="16.875cm" svg:y="13.065cm">
          <draw:text-box>
            <text:p>Yes</text:p>
          </draw:text-box>
        </draw:frame>
      </draw:page>
      <draw:page draw:name="page10" draw:style-name="dp1" draw:master-page-name="Default">
        <draw:frame draw:style-name="gr50" draw:text-style-name="P8" draw:layer="layout" svg:width="4.304cm" svg:height="0.962cm" svg:x="2.016cm" svg:y="1.562cm">
          <draw:text-box>
            <text:p>Ball detection</text:p>
          </draw:text-box>
        </draw:frame>
        <draw:custom-shape draw:style-name="gr1" draw:text-style-name="P2" draw:layer="layout" svg:width="2.667cm" svg:height="1.143cm" svg:x="9.509cm" svg:y="1.50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572cm" svg:height="4.318cm" svg:x="8.62cm" svg:y="6.459cm">
          <text:p text:style-name="P1"><text:span text:style-name="T1">Camera star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draw:layer="layout" svg:width="1.143cm" svg:height="1.143cm" svg:x="4.556cm" svg:y="4.93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667cm" svg:height="1.143cm" svg:x="9.636cm" svg:y="25.38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08cm" svg:height="2.286cm" svg:x="2.651cm" svg:y="7.477cm">
          <text:p text:style-name="P1"><text:span text:style-name="T1">Display:</text:span></text:p>
          <text:p text:style-name="P1"><text:span text:style-name="T1">Connection erro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2" draw:layer="layout" svg:width="3.937cm" svg:height="1.905cm" svg:x="8.874cm" svg:y="3.54cm">
          <text:p text:style-name="P1"><text:span text:style-name="T1">Start camera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62cm" svg:y1="8.62cm" svg:x2="7.731cm" svg:y2="8.62cm">
          <text:p/>
        </draw:line>
        <draw:frame draw:style-name="gr15" draw:text-style-name="P8" draw:layer="layout" svg:width="1.311cm" svg:height="0.962cm" svg:x="7.604cm" svg:y="7.477cm">
          <draw:text-box>
            <text:p>No</text:p>
          </draw:text-box>
        </draw:frame>
        <draw:line draw:style-name="gr12" draw:text-style-name="P5" draw:layer="layout" svg:x1="10.906cm" svg:y1="2.651cm" svg:x2="10.906cm" svg:y2="3.54cm">
          <text:p/>
        </draw:line>
        <draw:line draw:style-name="gr12" draw:text-style-name="P5" draw:layer="layout" svg:x1="10.906cm" svg:y1="5.445cm" svg:x2="10.906cm" svg:y2="6.461cm">
          <text:p/>
        </draw:line>
        <draw:line draw:style-name="gr12" draw:text-style-name="P5" draw:layer="layout" svg:x1="5.191cm" svg:y1="7.477cm" svg:x2="5.191cm" svg:y2="6.08cm">
          <text:p/>
        </draw:line>
        <draw:custom-shape draw:style-name="gr16" draw:text-style-name="P2" draw:layer="layout" svg:width="3.937cm" svg:height="1.905cm" svg:x="8.874cm" svg:y="11.683cm">
          <text:p text:style-name="P1"><text:span text:style-name="T1">Capture fr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937cm" svg:height="1.905cm" svg:x="9.001cm" svg:y="14.589cm">
          <text:p text:style-name="P1"><text:span text:style-name="T1">Copy <text:s/>frame</text:span></text:p>
          <text:p text:style-name="P1"><text:span text:style-name="T1">to gray sc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4.572cm" svg:height="4.318cm" svg:x="14.97cm" svg:y="13.065cm">
          <text:p text:style-name="P1"><text:span text:style-name="T1">User exit reque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3.937cm" svg:height="1.905cm" svg:x="9.001cm" svg:y="17.51cm">
          <text:p text:style-name="P1"><text:span text:style-name="T1">Compare</text:span></text:p>
          <text:p text:style-name="P1"><text:span text:style-name="T1">gray scale Image </text:span></text:p>
          <text:p text:style-name="P1"><text:span text:style-name="T1">to cascade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72cm" svg:height="4.318cm" svg:x="8.62cm" svg:y="20.431cm">
          <text:p text:style-name="P1"><text:span text:style-name="T1">Object detec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0.906cm" svg:y1="10.779cm" svg:x2="10.906cm" svg:y2="11.668cm">
          <text:p/>
        </draw:line>
        <draw:line draw:style-name="gr12" draw:text-style-name="P7" draw:layer="layout" svg:x1="10.906cm" svg:y1="13.573cm" svg:x2="10.906cm" svg:y2="14.589cm">
          <text:p/>
        </draw:line>
        <draw:line draw:style-name="gr12" draw:text-style-name="P7" draw:layer="layout" svg:x1="10.906cm" svg:y1="16.494cm" svg:x2="10.906cm" svg:y2="17.51cm">
          <text:p/>
        </draw:line>
        <draw:frame draw:style-name="gr14" draw:text-style-name="P12" draw:layer="layout" svg:width="1.535cm" svg:height="0.962cm" svg:x="10.779cm" svg:y="10.652cm">
          <draw:text-box>
            <text:p text:style-name="P3">Yes</text:p>
          </draw:text-box>
        </draw:frame>
        <draw:line draw:style-name="gr12" draw:text-style-name="P7" draw:layer="layout" svg:x1="10.906cm" svg:y1="19.415cm" svg:x2="10.906cm" svg:y2="20.431cm">
          <text:p/>
        </draw:line>
        <draw:line draw:style-name="gr12" draw:text-style-name="P7" draw:layer="layout" svg:x1="13.192cm" svg:y1="22.59cm" svg:x2="14.589cm" svg:y2="22.59cm">
          <text:p/>
        </draw:line>
        <draw:custom-shape draw:style-name="gr17" draw:text-style-name="P2" draw:layer="layout" svg:width="5.08cm" svg:height="2.286cm" svg:x="14.589cm" svg:y="21.447cm">
          <text:p text:style-name="P1"><text:span text:style-name="T1">Display:</text:span></text:p>
          <text:p text:style-name="P1"><text:span text:style-name="T1">Object detect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2" draw:text-style-name="P7" draw:layer="layout" svg:x1="17.256cm" svg:y1="21.447cm" svg:x2="17.256cm" svg:y2="17.383cm">
          <text:p/>
        </draw:line>
        <draw:line draw:style-name="gr12" draw:text-style-name="P7" xml:id="id15" draw:id="id15" draw:layer="layout" svg:x1="17.256cm" svg:y1="12.43cm" svg:x2="12.811cm" svg:y2="12.43cm">
          <text:p/>
        </draw:line>
        <draw:connector draw:style-name="gr13" draw:text-style-name="P7" draw:layer="layout" draw:type="line" svg:x1="17.256cm" svg:y1="13.065cm" svg:x2="17.256cm" svg:y2="12.43cm" draw:start-shape="id14" draw:start-glue-point="4" draw:end-shape="id15" draw:end-glue-point="1" svg:d="M17256 13065v-635" svg:viewBox="0 0 1 636">
          <text:p/>
        </draw:connector>
        <draw:custom-shape draw:style-name="gr11" draw:text-style-name="P2" xml:id="id16" draw:id="id16" draw:layer="layout" svg:width="4.572cm" svg:height="4.318cm" svg:x="2.016cm" svg:y="13.065cm">
          <text:p text:style-name="P1"><text:span text:style-name="T1">User exit reque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5.08cm" svg:height="2.286cm" svg:x="1.635cm" svg:y="21.447cm">
          <text:p text:style-name="P1"><text:span text:style-name="T1">Display:</text:span></text:p>
          <text:p text:style-name="P1"><text:span text:style-name="T1">Object not detect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2" draw:text-style-name="P7" draw:layer="layout" svg:x1="4.302cm" svg:y1="21.447cm" svg:x2="4.302cm" svg:y2="17.383cm">
          <text:p/>
        </draw:line>
        <draw:line draw:style-name="gr12" draw:text-style-name="P7" draw:layer="layout" svg:x1="8.62cm" svg:y1="22.59cm" svg:x2="6.715cm" svg:y2="22.59cm">
          <text:p/>
        </draw:line>
        <draw:line draw:style-name="gr12" draw:text-style-name="P7" xml:id="id17" draw:id="id17" draw:layer="layout" svg:x1="4.302cm" svg:y1="12.43cm" svg:x2="8.747cm" svg:y2="12.43cm">
          <text:p/>
        </draw:line>
        <draw:connector draw:style-name="gr13" draw:text-style-name="P7" draw:layer="layout" draw:type="line" svg:x1="4.302cm" svg:y1="13.065cm" svg:x2="4.302cm" svg:y2="12.43cm" draw:start-shape="id16" draw:start-glue-point="4" draw:end-shape="id17" draw:end-glue-point="3" svg:d="M4302 13065v-635" svg:viewBox="0 0 1 636">
          <text:p/>
        </draw:connector>
        <draw:custom-shape draw:style-name="gr36" draw:text-style-name="P2" draw:layer="layout" svg:width="1.143cm" svg:height="1.143cm" svg:x="1.381cm" svg:y="10.65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143cm" svg:height="1.143cm" svg:x="19.034cm" svg:y="10.65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2.016cm" svg:y1="15.224cm" svg:x2="2.016cm" svg:y2="11.795cm">
          <text:p/>
        </draw:line>
        <draw:line draw:style-name="gr12" draw:text-style-name="P7" draw:layer="layout" svg:x1="19.542cm" svg:y1="15.224cm" svg:x2="19.542cm" svg:y2="11.795cm">
          <text:p/>
        </draw:line>
        <draw:custom-shape draw:style-name="gr36" draw:text-style-name="P2" draw:layer="layout" svg:width="1.143cm" svg:height="1.143cm" svg:x="13.7cm" svg:y="25.38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7cm" svg:y1="26.019cm" svg:x2="12.303cm" svg:y2="26.019cm">
          <text:p/>
        </draw:line>
        <draw:custom-shape draw:style-name="gr36" draw:text-style-name="P2" draw:layer="layout" svg:width="1.143cm" svg:height="1.143cm" svg:x="6.842cm" svg:y="25.38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985cm" svg:y1="25.892cm" svg:x2="9.636cm" svg:y2="25.892cm">
          <text:p/>
        </draw:line>
        <draw:frame draw:style-name="gr15" draw:text-style-name="P12" draw:layer="layout" svg:width="1.311cm" svg:height="0.962cm" svg:x="4.88cm" svg:y="11.61cm">
          <draw:text-box>
            <text:p text:style-name="P3">No</text:p>
          </draw:text-box>
        </draw:frame>
        <draw:frame draw:style-name="gr15" draw:text-style-name="P12" draw:layer="layout" svg:width="1.311cm" svg:height="0.962cm" svg:x="14.335cm" svg:y="11.595cm">
          <draw:text-box>
            <text:p text:style-name="P3">No</text:p>
          </draw:text-box>
        </draw:frame>
        <draw:frame draw:style-name="gr14" draw:text-style-name="P12" draw:layer="layout" svg:width="1.535cm" svg:height="0.962cm" svg:x="2.016cm" svg:y="13.119cm">
          <draw:text-box>
            <text:p text:style-name="P3">Yes</text:p>
          </draw:text-box>
        </draw:frame>
        <draw:frame draw:style-name="gr14" draw:text-style-name="P12" draw:layer="layout" svg:width="1.535cm" svg:height="0.962cm" svg:x="18.134cm" svg:y="13.373cm">
          <draw:text-box>
            <text:p text:style-name="P3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8:35:39.120000000</meta:creation-date>
    <dc:date>2019-09-23T09:40:21.052000000</dc:date>
    <meta:editing-duration>PT15H13M50S</meta:editing-duration>
    <meta:editing-cycles>18</meta:editing-cycles>
    <meta:generator>LibreOffice/6.1.3.2$Windows_X86_64 LibreOffice_project/86daf60bf00efa86ad547e59e09d6bb77c699acb</meta:generator>
    <meta:print-date>2019-09-13T14:50:59.347000000</meta:print-date>
    <meta:document-statistic meta:object-count="292"/>
  </office:meta>
</office:document-meta>
</file>